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>
      <style:text-properties officeooo:rsid="0012bdcb" officeooo:paragraph-rsid="0012bdc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Buena idea! Aquí están los fonemas en inglés numerados:</text:p>
      <text:h text:style-name="Heading_20_3" text:outline-level="3"><text:span text:style-name="Strong_20_Emphasis">Fonemas vocálicos</text:span></text:h>
      <text:list xml:id="list1176132163" text:style-name="L1">
        <text:list-item>
          <text:p text:style-name="P2">/ɪ/ como en <text:span text:style-name="Emphasis">bit</text:span> </text:p>
        </text:list-item>
        <text:list-item>
          <text:p text:style-name="P2">/i:/ como en <text:span text:style-name="Emphasis">feet</text:span> </text:p>
        </text:list-item>
        <text:list-item>
          <text:p text:style-name="P2">/ʊ/ como en <text:span text:style-name="Emphasis">book</text:span> </text:p>
        </text:list-item>
        <text:list-item>
          <text:p text:style-name="P2">/u:/ como en <text:span text:style-name="Emphasis">food</text:span> </text:p>
        </text:list-item>
        <text:list-item>
          <text:p text:style-name="P2">/ɛ/ como en <text:span text:style-name="Emphasis">bed</text:span> </text:p>
        </text:list-item>
        <text:list-item>
          <text:p text:style-name="P2">/æ/ como en <text:span text:style-name="Emphasis">cat</text:span> </text:p>
        </text:list-item>
        <text:list-item>
          <text:p text:style-name="P2">/ɒ/ como en <text:span text:style-name="Emphasis">hot</text:span> </text:p>
        </text:list-item>
        <text:list-item>
          <text:p text:style-name="P2">/ɔ:/ como en <text:span text:style-name="Emphasis">saw</text:span> </text:p>
        </text:list-item>
        <text:list-item>
          <text:p text:style-name="P2">/ʌ/ como en <text:span text:style-name="Emphasis">cup</text:span> </text:p>
        </text:list-item>
        <text:list-item>
          <text:p text:style-name="P1">/ɑ:/ como en <text:span text:style-name="Emphasis">car</text:span> </text:p>
        </text:list-item>
      </text:list>
      <text:p text:style-name="Text_20_body"><text:span text:style-name="Strong_20_Emphasis">Diptongos:</text:span> 11. /aɪ/ como en <text:span text:style-name="Emphasis">time</text:span> 12. /eɪ/ como en <text:span text:style-name="Emphasis">face</text:span> 13. /ɔɪ/ como en <text:span text:style-name="Emphasis">boy</text:span> 14. /aʊ/ como en <text:span text:style-name="Emphasis">house</text:span> 15. /oʊ/ como en <text:span text:style-name="Emphasis">go</text:span></text:p>
      <text:h text:style-name="Heading_20_3" text:outline-level="3"><text:span text:style-name="Strong_20_Emphasis">Fonemas consonánticos</text:span></text:h>
      <text:list xml:id="list3585670719" text:style-name="L2">
        <text:list-item>
          <text:p text:style-name="P4">/p/ como en <text:span text:style-name="Emphasis">pat</text:span> </text:p>
        </text:list-item>
        <text:list-item>
          <text:p text:style-name="P4">/b/ como en <text:span text:style-name="Emphasis">bat</text:span> </text:p>
        </text:list-item>
        <text:list-item>
          <text:p text:style-name="P4">/t/ como en <text:span text:style-name="Emphasis">top</text:span> </text:p>
        </text:list-item>
        <text:list-item>
          <text:p text:style-name="P4">/d/ como en <text:span text:style-name="Emphasis">dog</text:span> </text:p>
        </text:list-item>
        <text:list-item>
          <text:p text:style-name="P4">/k/ como en <text:span text:style-name="Emphasis">cat</text:span> </text:p>
        </text:list-item>
        <text:list-item>
          <text:p text:style-name="P4">/g/ como en <text:span text:style-name="Emphasis">go</text:span> </text:p>
        </text:list-item>
        <text:list-item>
          <text:p text:style-name="P4">/f/ como en <text:span text:style-name="Emphasis">fish</text:span> </text:p>
        </text:list-item>
        <text:list-item>
          <text:p text:style-name="P4">/v/ como en <text:span text:style-name="Emphasis">van</text:span> </text:p>
        </text:list-item>
        <text:list-item>
          <text:p text:style-name="P4">/θ/ como en <text:span text:style-name="Emphasis">think</text:span> </text:p>
        </text:list-item>
        <text:list-item>
          <text:p text:style-name="P4">/ð/ como en <text:span text:style-name="Emphasis">this</text:span> </text:p>
        </text:list-item>
        <text:list-item>
          <text:p text:style-name="P4">/s/ como en <text:span text:style-name="Emphasis">see</text:span> </text:p>
        </text:list-item>
        <text:list-item>
          <text:p text:style-name="P4">/z/ como en <text:span text:style-name="Emphasis">zoo</text:span> </text:p>
        </text:list-item>
        <text:list-item>
          <text:p text:style-name="P4">/ʃ/ como en <text:span text:style-name="Emphasis">shoe</text:span> </text:p>
        </text:list-item>
        <text:list-item>
          <text:p text:style-name="P4">/ʒ/ como en <text:span text:style-name="Emphasis">measure</text:span> </text:p>
        </text:list-item>
        <text:list-item>
          <text:p text:style-name="P4">/h/ como en <text:span text:style-name="Emphasis">hat</text:span> </text:p>
        </text:list-item>
        <text:list-item>
          <text:p text:style-name="P4">/m/ como en <text:span text:style-name="Emphasis">man</text:span> </text:p>
        </text:list-item>
        <text:list-item>
          <text:p text:style-name="P4">/n/ como en <text:span text:style-name="Emphasis">net</text:span> </text:p>
        </text:list-item>
        <text:list-item>
          <text:p text:style-name="P4">/ŋ/ como en <text:span text:style-name="Emphasis">sing</text:span> </text:p>
        </text:list-item>
        <text:list-item>
          <text:p text:style-name="P4">/l/ como en <text:span text:style-name="Emphasis">light</text:span> </text:p>
        </text:list-item>
        <text:list-item>
          <text:p text:style-name="P4">/r/ como en <text:span text:style-name="Emphasis">red</text:span> </text:p>
        </text:list-item>
        <text:list-item>
          <text:p text:style-name="P4">/w/ como en <text:span text:style-name="Emphasis">water</text:span> </text:p>
        </text:list-item>
        <text:list-item>
          <text:p text:style-name="P4">/j/ como en <text:span text:style-name="Emphasis">yes</text:span> </text:p>
        </text:list-item>
        <text:list-item>
          <text:p text:style-name="P4">/tʃ/ como en <text:span text:style-name="Emphasis">chess</text:span> </text:p>
        </text:list-item>
        <text:list-item>
          <text:p text:style-name="P3">/dʒ/ como en <text:span text:style-name="Emphasis">judge</text:span> </text:p>
        </text:list-item>
      </text:list>
      <text:p text:style-name="Text_20_body"><text:soft-page-break/>Si quieres practicar uno en particular, dime el número y te ayudo con ejemplos o consejos de pronunciación. ¡Vamos a pulir ese inglés! 😃</text:p>
      <text:p text:style-name="Horizontal_20_Line"/>
      <text:p text:style-name="Text_20_body"/>
      <text:p text:style-name="P7">Fonemas para la vocal "a":</text:p>
      <text:p text:style-name="P7"/>
      <text:list xml:id="list2021958357" text:style-name="L3">
        <text:list-item>
          <text:p text:style-name="P6"><text:span text:style-name="Strong_20_Emphasis">/æ/</text:span> → <text:span text:style-name="Emphasis">cat</text:span> → Se pronuncia similar a "kat", con un sonido entre <text:span text:style-name="Emphasis">a</text:span> y <text:span text:style-name="Emphasis">e</text:span>. </text:p>
        </text:list-item>
        <text:list-item>
          <text:p text:style-name="P6"><text:span text:style-name="Strong_20_Emphasis">/ɑ:/</text:span> → <text:span text:style-name="Emphasis">car</text:span> → Se pronuncia parecido a "kaar", con una <text:span text:style-name="Emphasis">a</text:span> más abierta y prolongada. </text:p>
        </text:list-item>
        <text:list-item>
          <text:p text:style-name="P6"><text:span text:style-name="Strong_20_Emphasis">/ʌ/</text:span> → <text:span text:style-name="Emphasis">cup</text:span> → Se pronuncia como "cop", con una <text:span text:style-name="Emphasis">a</text:span> más corta y relajada. </text:p>
        </text:list-item>
        <text:list-item>
          <text:p text:style-name="P6"><text:span text:style-name="Strong_20_Emphasis">/eɪ/</text:span> → <text:span text:style-name="Emphasis">name</text:span> → Se pronuncia similar a "neim", como el diptongo de <text:span text:style-name="Emphasis">ei</text:span> en <text:span text:style-name="Emphasis">rey</text:span>. </text:p>
        </text:list-item>
        <text:list-item>
          <text:p text:style-name="P6"><text:span text:style-name="Strong_20_Emphasis">/aɪ/</text:span> → <text:span text:style-name="Emphasis">time</text:span> → Se pronuncia como "taim", parecido al sonido de <text:span text:style-name="Emphasis">ai</text:span> en <text:span text:style-name="Emphasis">aire</text:span>. </text:p>
        </text:list-item>
        <text:list-item>
          <text:p text:style-name="P5"><text:span text:style-name="Strong_20_Emphasis">/aʊ/</text:span> → <text:span text:style-name="Emphasis">house</text:span> → Se pronuncia como "haus", similar a <text:span text:style-name="Emphasis">au</text:span> en <text:span text:style-name="Emphasis">auto</text:span>. </text:p>
        </text:list-item>
      </text:list>
      <text:p text:style-name="Text_20_body">Estos sonidos no siempre tienen equivalentes exactos en español, pero estas referencias pueden ayudarte a aproximarte mejor a la pronunciación. ¡Avísame si quieres más ejemplos o detalles! 😃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5T07:19:47.480000000</meta:creation-date>
    <dc:date>2025-06-15T07:44:17.890000000</dc:date>
    <meta:editing-duration>PT3M50S</meta:editing-duration>
    <meta:editing-cycles>1</meta:editing-cycles>
    <meta:document-statistic meta:table-count="0" meta:image-count="0" meta:object-count="0" meta:page-count="2" meta:paragraph-count="47" meta:word-count="363" meta:character-count="1671" meta:non-whitespace-character-count="1355"/>
    <meta:generator>LibreOffice/7.3.5.2$Windows_X86_64 LibreOffice_project/184fe81b8c8c30d8b5082578aee2fed2ea847c01</meta:generator>
  </office:meta>
</office:document-meta>
</file>